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9])" office:value-type="float" office:value="114" calcext:value-type="float">
            <text:p>114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41]-[.B40]" office:value-type="float" office:value="66" calcext:value-type="float">
            <text:p>66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12:34:52.5201255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3T12:35:19.724633462</dc:date>
    <meta:editing-duration>PT15H12M53S</meta:editing-duration>
    <meta:editing-cycles>62</meta:editing-cycles>
    <meta:generator>LibreOffice/6.0.7.3$Linux_X86_64 LibreOffice_project/00m0$Build-3</meta:generator>
    <meta:document-statistic meta:table-count="1" meta:cell-count="93" meta:object-count="0"/>
  </office:meta>
</office:document-meta>
</file>